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 style:list-style-name="L1">
      <style:text-properties style:font-name="Trebuchet MS"/>
    </style:style>
    <style:style style:name="P3" style:family="paragraph" style:parent-style-name="Standard">
      <style:text-properties style:font-name="Trebuchet M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ll and brief design document :)</text:p>
      <text:list text:style-name="L1">
        <text:list-item>
          <text:p text:style-name="P2">"explain design for the application in sufficient detail so that it can be used for implementation by another team"</text:p>
        </text:list-item>
        <text:list-item>
          <text:p text:style-name="P2">"write instructions explaining how to run your client application. For each function it is expected that the instructions should be at most 1 page. NO screen dump is required"</text:p>
        </text:list-item>
        <text:list-item>
          <text:p text:style-name="P2">"marks will be awarded on quality of implementation, including the user interface"</text:p>
        </text:list-item>
        <text:list-item>
          <text:p text:style-name="P2">Acceptance Tests (testcases for each development step 1-4)</text:p>
        </text:list-item>
      </text:list>
      <text:p text:style-name="P1"/>
      <text:p text:style-name="P1"/>
      <text:p text:style-name="P3">1 business modeling &amp; concept</text:p>
      <text:p text:style-name="P1"><text:s text:c="2"/>- use cases</text:p>
      <text:p text:style-name="P1"><text:s text:c="2"/>- activities showing order of use cases (workflow)</text:p>
      <text:p text:style-name="P1"/>
      <text:p text:style-name="P1"><text:s text:c="2"/>- requirements</text:p>
      <text:p text:style-name="P1"><text:s text:c="6"/>o domain model diagram &amp; text description</text:p>
      <text:p text:style-name="P1"/>
      <text:p text:style-name="P1"/>
      <text:p text:style-name="P3">2 elaboration / system specification</text:p>
      <text:p text:style-name="P1"><text:s text:c="2"/>- analysis &amp; design</text:p>
      <text:p text:style-name="P1"><text:s text:c="6"/>o class diagram</text:p>
      <text:p text:style-name="P1"><text:s text:c="6"/>o ER diagram</text:p>
      <text:p text:style-name="P1"><text:s text:c="6"/>o UI-design</text:p>
      <text:p text:style-name="P1"><text:s text:c="6"/>o component diagram</text:p>
      <text:p text:style-name="P1"><text:s text:c="6"/>o tiers</text:p>
      <text:p text:style-name="P1"><text:s text:c="6"/>o J2EE technologies</text:p>
      <text:p text:style-name="P1"><text:s text:c="6"/>o server-side interaction &amp; integration</text:p>
      <text:p text:style-name="P1"/>
      <text:p text:style-name="P1"><text:s text:c="3"/>[ - Overall architecture <text:s text:c="36"/>]</text:p>
      <text:p text:style-name="P1"><text:s text:c="3"/>[ <text:s text:c="4"/>o What the components of the application are <text:s text:c="10"/>]</text:p>
      <text:p text:style-name="P1"><text:s text:c="3"/>[ <text:s text:c="4"/>o To what tier the components belong <text:s text:c="18"/>]</text:p>
      <text:p text:style-name="P1"><text:s text:c="3"/>[ <text:s text:c="4"/>o How these components interact with each other <text:s text:c="7"/>]</text:p>
      <text:p text:style-name="P1"><text:s text:c="3"/>[ <text:s text:c="4"/>o J2EE technologies utilised <text:s text:c="26"/>]</text:p>
      <text:p text:style-name="P1"><text:s text:c="3"/>[ <text:s text:c="4"/>o Server-side interaction &amp; integration <text:s text:c="15"/>]</text:p>
      <text:p text:style-name="P1"><text:s text:c="3"/>[ - UI Design <text:s text:c="47"/>]</text:p>
      <text:p text:style-name="P1"><text:s text:c="3"/>[ <text:s text:c="4"/>o How is using the system and how <text:s text:c="21"/>]</text:p>
      <text:p text:style-name="P1"><text:s text:c="3"/>[ <text:s text:c="4"/>o Are your screens capturing the necessary information ]</text:p>
      <text:p text:style-name="P1"><text:s text:c="3"/>[ <text:s text:c="4"/>o Where and how is validation being performed <text:s text:c="9"/>]</text:p>
      <text:p text:style-name="P1"><text:s text:c="3"/>[ - Database Design <text:s text:c="41"/>]</text:p>
      <text:p text:style-name="P1"><text:s text:c="3"/>[ <text:s text:c="4"/>o Is the schema normalised <text:s text:c="28"/>]</text:p>
      <text:p text:style-name="P1"><text:s text:c="3"/>[ <text:s text:c="4"/>o Can the system be extended easily <text:s text:c="19"/>]</text:p>
      <text:p text:style-name="P1"/>
      <text:p text:style-name="P1"/>
      <text:p text:style-name="P3">3 construction / implementation</text:p>
      <text:p text:style-name="P1"><text:s text:c="2"/>- source code</text:p>
      <text:p text:style-name="P1"/>
      <text:p text:style-name="P1"/>
      <text:p text:style-name="P3">4 transition / deployment</text:p>
      <text:p text:style-name="P1"><text:s text:c="2"/>- manual</text:p>
      <text:p text:style-name="P1"><text:s text:c="2"/>- install instru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Efthimios Toulas</meta:initial-creator>
    <meta:creation-date>2006-10-08T22:48:24</meta:creation-date>
    <dc:creator>Efthimios Toulas</dc:creator>
    <dc:date>2006-10-08T22:58:29</dc:date>
    <dc:language>en-AU</dc:language>
    <meta:editing-cycles>2</meta:editing-cycles>
    <meta:editing-duration>PT10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207" meta:character-count="1792"/>
  </office:meta>
</office:document-meta>
</file>